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ans Pro" svg:font-family="'Source Sans Pro'" style:font-family-generic="roman" style:font-pitch="variable"/>
  </office:font-face-decls>
  <office:automatic-styles>
    <style:style style:name="P1" style:family="paragraph" style:parent-style-name="Text_20_body">
      <style:text-properties fo:font-weight="bold" officeooo:rsid="001ee4cd" officeooo:paragraph-rsid="001ee4cd" style:font-weight-asian="bold" style:font-weight-complex="bold"/>
    </style:style>
    <style:style style:name="P2" style:family="paragraph" style:parent-style-name="Text_20_body">
      <style:text-properties fo:font-weight="bold" officeooo:rsid="001ee4cd" officeooo:paragraph-rsid="00241b16" style:font-weight-asian="bold" style:font-weight-complex="bold"/>
    </style:style>
    <style:style style:name="P3" style:family="paragraph" style:parent-style-name="Text_20_body">
      <style:text-properties fo:font-weight="bold" officeooo:rsid="001ee4cd" officeooo:paragraph-rsid="00257704" style:font-weight-asian="bold" style:font-weight-complex="bold"/>
    </style:style>
    <style:style style:name="P4" style:family="paragraph" style:parent-style-name="Text_20_body">
      <style:text-properties fo:font-weight="bold" officeooo:rsid="001ee4cd" officeooo:paragraph-rsid="00274610" style:font-weight-asian="bold" style:font-weight-complex="bold"/>
    </style:style>
    <style:style style:name="P5" style:family="paragraph" style:parent-style-name="Text_20_body">
      <style:text-properties fo:font-weight="bold" officeooo:rsid="001ee4cd" officeooo:paragraph-rsid="002a2c78" style:font-weight-asian="bold" style:font-weight-complex="bold"/>
    </style:style>
    <style:style style:name="P6" style:family="paragraph" style:parent-style-name="Text_20_body">
      <style:text-properties fo:font-weight="bold" officeooo:rsid="001ee4cd" officeooo:paragraph-rsid="002e25cd" style:font-weight-asian="bold" style:font-weight-complex="bold"/>
    </style:style>
    <style:style style:name="P7" style:family="paragraph" style:parent-style-name="Text_20_body">
      <style:text-properties fo:font-weight="bold" officeooo:rsid="001ee4cd" officeooo:paragraph-rsid="0031535c" style:font-weight-asian="bold" style:font-weight-complex="bold"/>
    </style:style>
    <style:style style:name="P8" style:family="paragraph" style:parent-style-name="Text_20_body">
      <style:text-properties fo:font-weight="bold" officeooo:rsid="001ee4cd" officeooo:paragraph-rsid="00320cf8" style:font-weight-asian="bold" style:font-weight-complex="bold"/>
    </style:style>
    <style:style style:name="P9" style:family="paragraph" style:parent-style-name="Text_20_body">
      <style:text-properties fo:font-weight="bold" officeooo:rsid="001ee4cd" officeooo:paragraph-rsid="003382d2" style:font-weight-asian="bold" style:font-weight-complex="bold"/>
    </style:style>
    <style:style style:name="P10" style:family="paragraph" style:parent-style-name="Text_20_body">
      <style:text-properties fo:font-weight="normal" officeooo:rsid="001ee4cd" officeooo:paragraph-rsid="001ee4cd" style:font-weight-asian="normal" style:font-weight-complex="normal"/>
    </style:style>
    <style:style style:name="P11" style:family="paragraph" style:parent-style-name="Text_20_body">
      <style:text-properties fo:font-weight="normal" officeooo:rsid="001ee4cd" officeooo:paragraph-rsid="00241b16" style:font-weight-asian="normal" style:font-weight-complex="normal"/>
    </style:style>
    <style:style style:name="P12" style:family="paragraph" style:parent-style-name="Text_20_body">
      <style:text-properties fo:font-weight="normal" officeooo:rsid="001ee4cd" officeooo:paragraph-rsid="00257704" style:font-weight-asian="normal" style:font-weight-complex="normal"/>
    </style:style>
    <style:style style:name="P13" style:family="paragraph" style:parent-style-name="Text_20_body">
      <style:text-properties fo:font-weight="normal" officeooo:rsid="001ee4cd" officeooo:paragraph-rsid="00274610" style:font-weight-asian="normal" style:font-weight-complex="normal"/>
    </style:style>
    <style:style style:name="P14" style:family="paragraph" style:parent-style-name="Text_20_body">
      <style:text-properties fo:font-weight="normal" officeooo:rsid="001ee4cd" officeooo:paragraph-rsid="002a2c78" style:font-weight-asian="normal" style:font-weight-complex="normal"/>
    </style:style>
    <style:style style:name="P15" style:family="paragraph" style:parent-style-name="Text_20_body">
      <style:text-properties fo:font-weight="normal" officeooo:rsid="001ee4cd" officeooo:paragraph-rsid="002e25cd" style:font-weight-asian="normal" style:font-weight-complex="normal"/>
    </style:style>
    <style:style style:name="P16" style:family="paragraph" style:parent-style-name="Text_20_body">
      <style:text-properties fo:font-weight="normal" officeooo:rsid="001ee4cd" officeooo:paragraph-rsid="0031535c" style:font-weight-asian="normal" style:font-weight-complex="normal"/>
    </style:style>
    <style:style style:name="P17" style:family="paragraph" style:parent-style-name="Text_20_body">
      <style:text-properties fo:font-weight="normal" officeooo:rsid="001ee4cd" officeooo:paragraph-rsid="00320cf8" style:font-weight-asian="normal" style:font-weight-complex="normal"/>
    </style:style>
    <style:style style:name="P18" style:family="paragraph" style:parent-style-name="Text_20_body">
      <style:text-properties fo:font-weight="normal" officeooo:rsid="001ee4cd" officeooo:paragraph-rsid="003382d2" style:font-weight-asian="normal" style:font-weight-complex="normal"/>
    </style:style>
    <style:style style:name="P19" style:family="paragraph" style:parent-style-name="Text_20_body">
      <style:text-properties fo:font-weight="normal" officeooo:rsid="001ee4cd" officeooo:paragraph-rsid="00348f05" style:font-weight-asian="normal" style:font-weight-complex="normal"/>
    </style:style>
    <style:style style:name="P20" style:family="paragraph" style:parent-style-name="Text_20_body">
      <style:text-properties fo:font-weight="bold" officeooo:rsid="001ee4cd" officeooo:paragraph-rsid="00348f0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dbee" style:font-weight-asian="normal" style:font-weight-complex="normal"/>
    </style:style>
    <style:style style:name="T3" style:family="text">
      <style:text-properties fo:font-weight="normal" officeooo:rsid="0022217b" style:font-weight-asian="normal" style:font-weight-complex="normal"/>
    </style:style>
    <style:style style:name="T4" style:family="text">
      <style:text-properties fo:font-weight="normal" officeooo:rsid="00241b16" style:font-weight-asian="normal" style:font-weight-complex="normal"/>
    </style:style>
    <style:style style:name="T5" style:family="text">
      <style:text-properties fo:font-weight="normal" officeooo:rsid="0025515a" style:font-weight-asian="normal" style:font-weight-complex="normal"/>
    </style:style>
    <style:style style:name="T6" style:family="text">
      <style:text-properties fo:font-weight="normal" officeooo:rsid="00257704" style:font-weight-asian="normal" style:font-weight-complex="normal"/>
    </style:style>
    <style:style style:name="T7" style:family="text">
      <style:text-properties fo:font-weight="normal" officeooo:rsid="00274610" style:font-weight-asian="normal" style:font-weight-complex="normal"/>
    </style:style>
    <style:style style:name="T8" style:family="text">
      <style:text-properties fo:font-weight="normal" officeooo:rsid="0028f040" style:font-weight-asian="normal" style:font-weight-complex="normal"/>
    </style:style>
    <style:style style:name="T9" style:family="text">
      <style:text-properties fo:font-weight="normal" officeooo:rsid="002a2c78" style:font-weight-asian="normal" style:font-weight-complex="normal"/>
    </style:style>
    <style:style style:name="T10" style:family="text">
      <style:text-properties fo:font-weight="normal" officeooo:rsid="002c316e" style:font-weight-asian="normal" style:font-weight-complex="normal"/>
    </style:style>
    <style:style style:name="T11" style:family="text">
      <style:text-properties fo:font-weight="normal" officeooo:rsid="002e25cd" style:font-weight-asian="normal" style:font-weight-complex="normal"/>
    </style:style>
    <style:style style:name="T12" style:family="text">
      <style:text-properties fo:font-weight="normal" officeooo:rsid="002ffa7d" style:font-weight-asian="normal" style:font-weight-complex="normal"/>
    </style:style>
    <style:style style:name="T13" style:family="text">
      <style:text-properties fo:font-weight="normal" officeooo:rsid="0031535c" style:font-weight-asian="normal" style:font-weight-complex="normal"/>
    </style:style>
    <style:style style:name="T14" style:family="text">
      <style:text-properties fo:font-weight="normal" officeooo:rsid="00320cf8" style:font-weight-asian="normal" style:font-weight-complex="normal"/>
    </style:style>
    <style:style style:name="T15" style:family="text">
      <style:text-properties fo:font-weight="normal" officeooo:rsid="003276ba" style:font-weight-asian="normal" style:font-weight-complex="normal"/>
    </style:style>
    <style:style style:name="T16" style:family="text">
      <style:text-properties fo:font-weight="normal" officeooo:rsid="003382d2" style:font-weight-asian="normal" style:font-weight-complex="normal"/>
    </style:style>
    <style:style style:name="T17" style:family="text">
      <style:text-properties fo:font-weight="normal" officeooo:rsid="00348f05" style:font-weight-asian="normal" style:font-weight-complex="normal"/>
    </style:style>
    <style:style style:name="T18" style:family="text">
      <style:text-properties fo:color="#2d2824" loext:opacity="100%" fo:font-size="12pt" fo:font-weight="normal" style:font-size-asian="12pt" style:font-weight-asian="normal" style:font-size-complex="12pt" style:font-weight-complex="normal"/>
    </style:style>
    <style:style style:name="T19" style:family="text">
      <style:text-properties officeooo:rsid="0020dbee"/>
    </style:style>
    <style:style style:name="T20" style:family="text">
      <style:text-properties officeooo:rsid="00241b16"/>
    </style:style>
    <style:style style:name="T21" style:family="text">
      <style:text-properties officeooo:rsid="00257704"/>
    </style:style>
    <style:style style:name="T22" style:family="text">
      <style:text-properties officeooo:rsid="00274610"/>
    </style:style>
    <style:style style:name="T23" style:family="text">
      <style:text-properties officeooo:rsid="0028f040"/>
    </style:style>
    <style:style style:name="T24" style:family="text">
      <style:text-properties officeooo:rsid="002a2c78"/>
    </style:style>
    <style:style style:name="T25" style:family="text">
      <style:text-properties officeooo:rsid="002aa220"/>
    </style:style>
    <style:style style:name="T26" style:family="text">
      <style:text-properties officeooo:rsid="002ffa7d"/>
    </style:style>
    <style:style style:name="T27" style:family="text">
      <style:text-properties officeooo:rsid="00320cf8"/>
    </style:style>
    <style:style style:name="T28" style:family="text">
      <style:text-properties officeooo:rsid="003382d2"/>
    </style:style>
    <style:style style:name="T29" style:family="text">
      <style:text-properties officeooo:rsid="00348f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aso de Prueba</text:p>
      <text:p text:style-name="Text_20_body"/>
      <text:p text:style-name="P1">ID: <text:span text:style-name="T1">TC-SUMA-01</text:span></text:p>
      <text:p text:style-name="P1">Titulo: <text:span text:style-name="T1">Sumar dos números enteros.</text:span></text:p>
      <text:p text:style-name="P1">Objetivo: <text:span text:style-name="T1">Verificar que la calcula hace su correcto calculo.</text:span></text:p>
      <text:p text:style-name="P1">Preconcedidos: <text:span text:style-name="T18">La calculadora está operativa y en la pantalla de entrada. </text:span></text:p>
      <text:p text:style-name="P1">Entradas o datos de prueba:</text:p>
      <text:p text:style-name="P10">Número 1: 7</text:p>
      <text:p text:style-name="P10">Número 2: 14</text:p>
      <text:p text:style-name="P1">Pasos de ejecución:</text:p>
      <text:p text:style-name="P19">1. Abrir la calculadora.</text:p>
      <text:p text:style-name="P10">2. Ingresar el primer numero.</text:p>
      <text:p text:style-name="P10">3. Seleccionar la operación suma.</text:p>
      <text:p text:style-name="P10">4. Ingresar el segundo número.</text:p>
      <text:p text:style-name="P10">5. Presionar el resultado.</text:p>
      <text:p text:style-name="P1">Resultados esperados: <text:span text:style-name="T1">La calculadora deberá mostrar la suma de los dos números (21).</text:span></text:p>
      <text:p text:style-name="P1">Criterios de aceptación:<text:span text:style-name="T1"> La prueba se considera exitosa si el resultado de este ejemplo es 21. </text:span></text:p>
      <text:p text:style-name="P1">Postcondiciones: <text:span text:style-name="T1">Limpiar la pantalla para la siguiente prueba</text:span></text:p>
      <text:p text:style-name="P10">----------------------------------------------------------------------------------------------------------------------</text:p>
      <text:p text:style-name="P1">ID: <text:span text:style-name="T1">TC-SUMA-0</text:span><text:span text:style-name="T2">2</text:span></text:p>
      <text:p text:style-name="P1">Titulo: <text:span text:style-name="T2">Sumar un número positivo y otro negativo</text:span></text:p>
      <text:p text:style-name="P1">Objetivo: <text:span text:style-name="T1">Verificar que la calcula hace su correcto calculo.</text:span></text:p>
      <text:p text:style-name="P1">Preconcedidos: <text:span text:style-name="T18">La calculadora está operativa y en la pantalla de entrada. </text:span></text:p>
      <text:p text:style-name="P1">Entradas o datos de prueba:</text:p>
      <text:p text:style-name="P10">Número 1: 7</text:p>
      <text:p text:style-name="P10">Número 2: -14</text:p>
      <text:p text:style-name="P1">Pasos de ejecución:</text:p>
      <text:p text:style-name="P19">1. Abrir la calculadora.</text:p>
      <text:p text:style-name="P10">2. Ingresar el primer numero <text:span text:style-name="T19">positivo</text:span>.</text:p>
      <text:p text:style-name="P10">3. Seleccionar la operación suma.</text:p>
      <text:p text:style-name="P10">4. Ingresar el segundo número <text:span text:style-name="T19">negativo</text:span>.</text:p>
      <text:p text:style-name="P10"><text:soft-page-break/>5. Presionar el resultado.</text:p>
      <text:p text:style-name="P1">Resultados esperados: <text:span text:style-name="T1">La calculadora deberá mostrar la suma de los dos números (-</text:span><text:span text:style-name="T2">7</text:span><text:span text:style-name="T1">).</text:span></text:p>
      <text:p text:style-name="P1">Criterios de aceptación:<text:span text:style-name="T1"> La prueba se considera exitosa si el resultado de este ejemplo es -</text:span><text:span text:style-name="T3">7</text:span><text:span text:style-name="T1">. </text:span></text:p>
      <text:p text:style-name="P1">Postcondiciones:<text:span text:style-name="T1"> Limpiar la pantalla para la siguiente prueba.</text:span></text:p>
      <text:p text:style-name="P11">----------------------------------------------------------------------------------------------------------------------</text:p>
      <text:p text:style-name="P2">ID: <text:span text:style-name="T1">TC-SUMA-0</text:span><text:span text:style-name="T4">3</text:span></text:p>
      <text:p text:style-name="P2">Titulo: <text:span text:style-name="T2">Sumar </text:span><text:span text:style-name="T4">cero a un número.</text:span></text:p>
      <text:p text:style-name="P2">Objetivo: <text:span text:style-name="T1">Verificar que la calcula hace su correcto calculo.</text:span></text:p>
      <text:p text:style-name="P2">Preconcedidos: <text:span text:style-name="T18">La calculadora está operativa y en la pantalla de entrada. </text:span></text:p>
      <text:p text:style-name="P2">Entradas o datos de prueba:</text:p>
      <text:p text:style-name="P11">Número 1: <text:span text:style-name="T20">0</text:span></text:p>
      <text:p text:style-name="P11">Número 2: <text:span text:style-name="T20">3</text:span></text:p>
      <text:p text:style-name="P2">Pasos de ejecución:</text:p>
      <text:p text:style-name="P19">1. Abrir la calculadora.</text:p>
      <text:p text:style-name="P11">2. Ingresar el primer numero.</text:p>
      <text:p text:style-name="P11">3. Seleccionar la operación suma.</text:p>
      <text:p text:style-name="P11">4. Ingresar el segundo número.</text:p>
      <text:p text:style-name="P11">5. Presionar el resultado.</text:p>
      <text:p text:style-name="P2">Resultados esperados: <text:span text:style-name="T1">La calculadora deberá mostrar </text:span><text:span text:style-name="T4">que el segundo número no cambia</text:span><text:span text:style-name="T1">.</text:span></text:p>
      <text:p text:style-name="P2">Criterios de aceptación:<text:span text:style-name="T1"> La prueba se considera exitosa si el resultado de este ejemplo es </text:span><text:span text:style-name="T4">el segundo numero</text:span><text:span text:style-name="T1">. </text:span></text:p>
      <text:p text:style-name="P2">Postcondiciones<text:span text:style-name="T1">: Limpiar la pantalla para la siguiente prueba.</text:span></text:p>
      <text:p text:style-name="P11">----------------------------------------------------------------------------------------------------------------------</text:p>
      <text:p text:style-name="P2">ID: <text:span text:style-name="T1">TC-SUMA-0</text:span><text:span text:style-name="T4">4</text:span></text:p>
      <text:p text:style-name="P2">Titulo: <text:span text:style-name="T4">Sumar números extremos.</text:span></text:p>
      <text:p text:style-name="P2">Objetivo: <text:span text:style-name="T1">Verificar que la calcula hace su correcto calculo.</text:span></text:p>
      <text:p text:style-name="P2">Preconcedidos: <text:span text:style-name="T18">La calculadora está operativa y en la pantalla de entrada. </text:span></text:p>
      <text:p text:style-name="P2">Entradas o datos de prueba:</text:p>
      <text:p text:style-name="P11">Número 1: <text:span text:style-name="T20">Integer.MAX_VALUE</text:span></text:p>
      <text:p text:style-name="P11">Número 2: <text:span text:style-name="T20">1</text:span></text:p>
      <text:p text:style-name="P2">Pasos de ejecución:</text:p>
      <text:p text:style-name="P19">1. Abrir la calculadora.</text:p>
      <text:p text:style-name="P11"><text:soft-page-break/>2. Ingresar el primer numero.</text:p>
      <text:p text:style-name="P11">3. Seleccionar la operación suma.</text:p>
      <text:p text:style-name="P11">4. Ingresar el segundo número.</text:p>
      <text:p text:style-name="P11">5. Presionar el resultado.</text:p>
      <text:p text:style-name="P2">Resultados esperados: <text:span text:style-name="T1">La calculadora deberá mostrar </text:span><text:span text:style-name="T4">una pantalla de error por el limite máximo del tamaño del número</text:span><text:span text:style-name="T1">.</text:span></text:p>
      <text:p text:style-name="P2">Criterios de aceptación:<text:span text:style-name="T1"> La prueba se considera exitosa si el resultado de este ejemplo </text:span><text:span text:style-name="T4">da error por pantalla</text:span><text:span text:style-name="T1">. </text:span></text:p>
      <text:p text:style-name="P2">Postcondiciones<text:span text:style-name="T1">: Limpiar la pantalla para la siguiente prueba.</text:span></text:p>
      <text:p text:style-name="P11">----------------------------------------------------------------------------------------------------------------------</text:p>
      <text:p text:style-name="P2">ID: <text:span text:style-name="T1">TC-SUMA-0</text:span><text:span text:style-name="T4">3</text:span></text:p>
      <text:p text:style-name="P2">Titulo: <text:span text:style-name="T4">Sumar con entradas no válidas.</text:span></text:p>
      <text:p text:style-name="P2">Objetivo: <text:span text:style-name="T1">Verificar que la calcula hace su correcto calculo.</text:span></text:p>
      <text:p text:style-name="P2">Preconcedidos: <text:span text:style-name="T18">La calculadora está operativa y en la pantalla de entrada. </text:span></text:p>
      <text:p text:style-name="P2">Entradas o datos de prueba:</text:p>
      <text:p text:style-name="P11"><text:span text:style-name="T20">valor</text:span> 1: <text:span text:style-name="T20">no valido</text:span></text:p>
      <text:p text:style-name="P11">Número 2: <text:span text:style-name="T20">3</text:span></text:p>
      <text:p text:style-name="P2">Pasos de ejecución:</text:p>
      <text:p text:style-name="P19">1. Abrir la calculadora.</text:p>
      <text:p text:style-name="P11">2. Ingresar el primer <text:span text:style-name="T20">valor no valido</text:span>.</text:p>
      <text:p text:style-name="P11">3. Seleccionar la operación suma.</text:p>
      <text:p text:style-name="P11">4. Ingresar el segundo número.</text:p>
      <text:p text:style-name="P11">5. Presionar el resultado.</text:p>
      <text:p text:style-name="P2">Resultados esperados: <text:span text:style-name="T1">La calculadora deberá mostrar </text:span><text:span text:style-name="T4">un error</text:span><text:span text:style-name="T1">.</text:span></text:p>
      <text:p text:style-name="P2">Criterios de aceptación:<text:span text:style-name="T1"> La prueba se considera exitosa </text:span><text:span text:style-name="T4">si la calculadora </text:span><text:span text:style-name="T5">muestra un error de sintaxis</text:span><text:span text:style-name="T1">. </text:span></text:p>
      <text:p text:style-name="P2">Postcondiciones<text:span text:style-name="T1">: Limpiar la pantalla para la siguiente prueba.</text:span></text:p>
      <text:p text:style-name="P12">----------------------------------------------------------------------------------------------------------------------</text:p>
      <text:p text:style-name="P3">ID: <text:span text:style-name="T1">TC-</text:span><text:span text:style-name="T6">RESTA</text:span><text:span text:style-name="T1">-0</text:span><text:span text:style-name="T6">1</text:span></text:p>
      <text:p text:style-name="P3">Titulo:<text:span text:style-name="T1"> </text:span><text:span text:style-name="T6">Restar</text:span><text:span text:style-name="T2"> </text:span><text:span text:style-name="T6">dos números enteros positivos</text:span><text:span text:style-name="T4">.</text:span></text:p>
      <text:p text:style-name="P3">Objetivo: <text:span text:style-name="T1">Verificar que la calcula hace su correcto calculo.</text:span></text:p>
      <text:p text:style-name="P3">Preconcedidos: <text:span text:style-name="T18">La calculadora está operativa y en la pantalla de entrada. </text:span></text:p>
      <text:p text:style-name="P3"><text:span text:style-name="T18"/></text:p>
      <text:p text:style-name="P3"><text:soft-page-break/>Entradas o datos de prueba:</text:p>
      <text:p text:style-name="P12">Número 1: <text:span text:style-name="T21">2</text:span></text:p>
      <text:p text:style-name="P12">Número 2: <text:span text:style-name="T20">3</text:span></text:p>
      <text:p text:style-name="P3">Pasos de ejecución:</text:p>
      <text:p text:style-name="P19">1. Abrir la calculadora.</text:p>
      <text:p text:style-name="P12">2. Ingresar el primer numero.</text:p>
      <text:p text:style-name="P13">3. Seleccionar la operación <text:span text:style-name="T22">resta</text:span>.</text:p>
      <text:p text:style-name="P12">4. Ingresar el segundo número.</text:p>
      <text:p text:style-name="P12">5. Presionar el resultado.</text:p>
      <text:p text:style-name="P3">Resultados esperados: <text:span text:style-name="T1">La calculadora deberá mostrar </text:span><text:span text:style-name="T6">la resta del primer numero respecto al segundo numero (-1)</text:span><text:span text:style-name="T1">.</text:span></text:p>
      <text:p text:style-name="P3">Criterios de aceptación:<text:span text:style-name="T1"> La prueba se considera exitosa si el resultado de este ejemplo es </text:span><text:span text:style-name="T4">el <text:s/></text:span><text:span text:style-name="T6">-1</text:span><text:span text:style-name="T1">. </text:span></text:p>
      <text:p text:style-name="P3">Postcondiciones<text:span text:style-name="T1">: Limpiar la pantalla para la siguiente prueba.</text:span></text:p>
      <text:p text:style-name="P13">----------------------------------------------------------------------------------------------------------------------</text:p>
      <text:p text:style-name="P4">ID: <text:span text:style-name="T1">TC-</text:span><text:span text:style-name="T6">RESTA</text:span><text:span text:style-name="T1">-0</text:span><text:span text:style-name="T7">2</text:span></text:p>
      <text:p text:style-name="P4">Titulo:<text:span text:style-name="T1"> </text:span><text:span text:style-name="T6">Restar</text:span><text:span text:style-name="T2"> </text:span><text:span text:style-name="T7">un número negativo de un positivo.</text:span></text:p>
      <text:p text:style-name="P4">Objetivo: <text:span text:style-name="T1">Verificar que la calcula hace su correcto calculo.</text:span></text:p>
      <text:p text:style-name="P4">Preconcedidos: <text:span text:style-name="T18">La calculadora está operativa y en la pantalla de entrada. </text:span></text:p>
      <text:p text:style-name="P4"><text:span text:style-name="T18"/></text:p>
      <text:p text:style-name="P4">Entradas o datos de prueba:</text:p>
      <text:p text:style-name="P13">Número 1: -<text:span text:style-name="T22">2</text:span></text:p>
      <text:p text:style-name="P13">Número 2: <text:span text:style-name="T20">3</text:span></text:p>
      <text:p text:style-name="P4">Pasos de ejecución:</text:p>
      <text:p text:style-name="P19">1. Abrir la calculadora.</text:p>
      <text:p text:style-name="P13">2. Ingresar el primer numero <text:span text:style-name="T22">negativo</text:span>.</text:p>
      <text:p text:style-name="P13">3. Seleccionar la operación <text:span text:style-name="T22">resta</text:span>.</text:p>
      <text:p text:style-name="P13">4. Ingresar el segundo número.</text:p>
      <text:p text:style-name="P13">5. Presionar el resultado.</text:p>
      <text:p text:style-name="P4">Resultados esperados: <text:span text:style-name="T1">La calculadora deberá mostrar </text:span><text:span text:style-name="T6">la resta del primer numero respecto al segundo numero (-</text:span><text:span text:style-name="T7">5</text:span><text:span text:style-name="T6">)</text:span><text:span text:style-name="T1">.</text:span></text:p>
      <text:p text:style-name="P4">Criterios de aceptación:<text:span text:style-name="T1"> La prueba se considera exitosa si el resultado de este ejemplo es </text:span><text:span text:style-name="T4">el <text:s/></text:span><text:span text:style-name="T6">-</text:span><text:span text:style-name="T7">5</text:span><text:span text:style-name="T1">. </text:span></text:p>
      <text:p text:style-name="P13">Postcondiciones: Limpiar la pantalla para la siguiente prueba.</text:p>
      <text:p text:style-name="P4"><text:soft-page-break/><text:span text:style-name="T1">----------------------------------------------------------------------------------------------------------------------</text:span></text:p>
      <text:p text:style-name="P4">ID: <text:span text:style-name="T1">TC-</text:span><text:span text:style-name="T6">RESTA</text:span><text:span text:style-name="T1">-0</text:span><text:span text:style-name="T7">3</text:span></text:p>
      <text:p text:style-name="P4">Titulo:<text:span text:style-name="T1"> </text:span><text:span text:style-name="T6">Restar</text:span><text:span text:style-name="T2"> </text:span><text:span text:style-name="T7">cero a un numero</text:span><text:span text:style-name="T4">.</text:span></text:p>
      <text:p text:style-name="P4">Objetivo: <text:span text:style-name="T1">Verificar que la calcula hace su correcto calculo.</text:span></text:p>
      <text:p text:style-name="P4">Preconcedidos: <text:span text:style-name="T18">La calculadora está operativa y en la pantalla de entrada. </text:span></text:p>
      <text:p text:style-name="P4"><text:span text:style-name="T18"/></text:p>
      <text:p text:style-name="P4">Entradas o datos de prueba:</text:p>
      <text:p text:style-name="P13">Número 1: <text:span text:style-name="T21">2</text:span></text:p>
      <text:p text:style-name="P13">Número 2: <text:span text:style-name="T22">0</text:span></text:p>
      <text:p text:style-name="P4">Pasos de ejecución:</text:p>
      <text:p text:style-name="P19">1. Abrir la calculadora.</text:p>
      <text:p text:style-name="P13">2. Ingresar el primer numero.</text:p>
      <text:p text:style-name="P13">3. Seleccionar la operación <text:span text:style-name="T22">resta</text:span>.</text:p>
      <text:p text:style-name="P13">4. Ingresar el segundo número.</text:p>
      <text:p text:style-name="P13">5. Presionar el resultado.</text:p>
      <text:p text:style-name="P4">Resultados esperados: <text:span text:style-name="T1">La calculadora deberá mostrar </text:span><text:span text:style-name="T6">la resta del primer numero respecto al segundo numero (</text:span><text:span text:style-name="T7">2)</text:span><text:span text:style-name="T1">.</text:span></text:p>
      <text:p text:style-name="P4">Criterios de aceptación:<text:span text:style-name="T1"> La prueba se considera exitosa si el resultado de este ejemplo es </text:span><text:span text:style-name="T4">el <text:s/></text:span><text:span text:style-name="T7">2</text:span><text:span text:style-name="T1">. </text:span></text:p>
      <text:p text:style-name="P4">Postcondiciones<text:span text:style-name="T1">: Limpiar la pantalla para la siguiente prueba.</text:span></text:p>
      <text:p text:style-name="P13">----------------------------------------------------------------------------------------------------------------------</text:p>
      <text:p text:style-name="P4">ID: <text:span text:style-name="T1">TC-</text:span><text:span text:style-name="T6">RESTA</text:span><text:span text:style-name="T1">-0</text:span><text:span text:style-name="T7">4</text:span></text:p>
      <text:p text:style-name="P4">Titulo:<text:span text:style-name="T1"> </text:span><text:span text:style-name="T6">Restar</text:span><text:span text:style-name="T2"> </text:span><text:span text:style-name="T7">numeros extremos</text:span><text:span text:style-name="T4">.</text:span></text:p>
      <text:p text:style-name="P4">Objetivo: <text:span text:style-name="T1">Verificar que la calcula hace su correcto calculo.</text:span></text:p>
      <text:p text:style-name="P4">Preconcedidos: <text:span text:style-name="T18">La calculadora está operativa y en la pantalla de entrada. </text:span></text:p>
      <text:p text:style-name="P4"><text:span text:style-name="T18"/></text:p>
      <text:p text:style-name="P4">Entradas o datos de prueba:</text:p>
      <text:p text:style-name="P13">Número 1: <text:span text:style-name="T22">Integer.MAX_VALUE</text:span></text:p>
      <text:p text:style-name="P13">Número 2: <text:span text:style-name="T22">Integer.MINIMUN_VALUE</text:span></text:p>
      <text:p text:style-name="P4">Pasos de ejecución:</text:p>
      <text:p text:style-name="P19">1. Abrir la calculadora.</text:p>
      <text:p text:style-name="P13">2. Ingresar el primer numero.</text:p>
      <text:p text:style-name="P13">3. Seleccionar la operación <text:span text:style-name="T22">resta</text:span>.</text:p>
      <text:p text:style-name="P13"><text:soft-page-break/>4. Ingresar el segundo número.</text:p>
      <text:p text:style-name="P13">5. Presionar el resultado.</text:p>
      <text:p text:style-name="P4">Resultados esperados: <text:span text:style-name="T1">La calculadora deberá mostrar </text:span><text:span text:style-name="T6">la resta del primer numero respecto al segundo numero (-1)</text:span><text:span text:style-name="T1">.</text:span></text:p>
      <text:p text:style-name="P4">Criterios de aceptación:<text:span text:style-name="T1"> La prueba se considera exitosa si el resultado de este ejemplo es </text:span><text:span text:style-name="T4">el <text:s/></text:span><text:span text:style-name="T6">-1</text:span><text:span text:style-name="T1">. </text:span></text:p>
      <text:p text:style-name="P4">Postcondiciones<text:span text:style-name="T1">: Limpiar la pantalla para la siguiente prueba.</text:span></text:p>
      <text:p text:style-name="P13">----------------------------------------------------------------------------------------------------------------------</text:p>
      <text:p text:style-name="P4">ID: <text:span text:style-name="T1">TC-</text:span><text:span text:style-name="T6">RESTA</text:span><text:span text:style-name="T1">-0</text:span><text:span text:style-name="T7">5</text:span></text:p>
      <text:p text:style-name="P4">Titulo:<text:span text:style-name="T1"> </text:span><text:span text:style-name="T8">Restar con entradas no válidos</text:span><text:span text:style-name="T4">.</text:span></text:p>
      <text:p text:style-name="P4">Objetivo: <text:span text:style-name="T1">Verificar que la calcula hace su correcto calculo.</text:span></text:p>
      <text:p text:style-name="P4">Preconcedidos: <text:span text:style-name="T18">La calculadora está operativa y en la pantalla de entrada. </text:span></text:p>
      <text:p text:style-name="P4"><text:span text:style-name="T18"/></text:p>
      <text:p text:style-name="P4">Entradas o datos de prueba:</text:p>
      <text:p text:style-name="P13">Número 1: <text:span text:style-name="T23">10</text:span></text:p>
      <text:p text:style-name="P13">Número 2: <text:span text:style-name="T23">x</text:span></text:p>
      <text:p text:style-name="P4">Pasos de ejecución:</text:p>
      <text:p text:style-name="P19">1. Abrir la calculadora.</text:p>
      <text:p text:style-name="P13">2. Ingresar el primer numero.</text:p>
      <text:p text:style-name="P13">3. Seleccionar la operación <text:span text:style-name="T22">resta</text:span>.</text:p>
      <text:p text:style-name="P13">4. Ingresar el segundo número.</text:p>
      <text:p text:style-name="P13">5. Presionar el resultado.</text:p>
      <text:p text:style-name="P4">Resultados esperados: <text:span text:style-name="T1">La calculadora deberá mostrar </text:span><text:span text:style-name="T8">un error</text:span><text:span text:style-name="T1">.</text:span></text:p>
      <text:p text:style-name="P4">Criterios de aceptación:<text:span text:style-name="T1"> La prueba se considera exitosa si el resultado de este ejemplo </text:span><text:span text:style-name="T8">da erro debido a que no se pueden restar tipos char</text:span><text:span text:style-name="T1">. <text:s/></text:span></text:p>
      <text:p text:style-name="P4">Postcondiciones<text:span text:style-name="T1">: Limpiar la pantalla para la siguiente prueba.</text:span></text:p>
      <text:p text:style-name="P14">----------------------------------------------------------------------------------------------------------------------</text:p>
      <text:p text:style-name="P5">ID: <text:span text:style-name="T1">TC-</text:span><text:span text:style-name="T9">MULTIPLICACIÓN</text:span><text:span text:style-name="T1">-0</text:span><text:span text:style-name="T9">1</text:span></text:p>
      <text:p text:style-name="P5">Titulo:<text:span text:style-name="T1"> </text:span><text:span text:style-name="T9">Multiplicar dos números positivos</text:span><text:span text:style-name="T4">.</text:span></text:p>
      <text:p text:style-name="P5">Objetivo: <text:span text:style-name="T1">Verificar que la calcula hace su correcto calculo.</text:span></text:p>
      <text:p text:style-name="P5">Preconcedidos: <text:span text:style-name="T18">La calculadora está operativa y en la pantalla de entrada. </text:span></text:p>
      <text:p text:style-name="P5"><text:span text:style-name="T18"/></text:p>
      <text:p text:style-name="P5">Entradas o datos de prueba:</text:p>
      <text:p text:style-name="P14"><text:soft-page-break/>Número 1: <text:span text:style-name="T21">2</text:span></text:p>
      <text:p text:style-name="P14">Número 2: <text:span text:style-name="T24">3</text:span></text:p>
      <text:p text:style-name="P5">Pasos de ejecución:</text:p>
      <text:p text:style-name="P19">1. Abrir la calculadora.</text:p>
      <text:p text:style-name="P14">2. Ingresar el primer numero.</text:p>
      <text:p text:style-name="P14">3. Seleccionar la operación <text:span text:style-name="T24">multiplicar</text:span>.</text:p>
      <text:p text:style-name="P14">4. Ingresar el segundo número.</text:p>
      <text:p text:style-name="P14">5. Presionar el resultado.</text:p>
      <text:p text:style-name="P5">Resultados esperados: <text:span text:style-name="T1">La calculadora deberá mostrar </text:span><text:span text:style-name="T6">l</text:span><text:span text:style-name="T9">a multiplicación de los números (6)</text:span><text:span text:style-name="T1">.</text:span></text:p>
      <text:p text:style-name="P5">Criterios de aceptación:<text:span text:style-name="T1"> La prueba se considera exitosa si el resultado de este ejemplo es </text:span><text:span text:style-name="T4">el <text:s/></text:span><text:span text:style-name="T9">6</text:span><text:span text:style-name="T1">. </text:span></text:p>
      <text:p text:style-name="P5">Postcondiciones<text:span text:style-name="T1">: Limpiar la pantalla para la siguiente prueba.</text:span></text:p>
      <text:p text:style-name="P14">----------------------------------------------------------------------------------------------------------------------</text:p>
      <text:p text:style-name="P5">ID: <text:span text:style-name="T1">TC-</text:span><text:span text:style-name="T9">MULTIPLICACIÓN</text:span><text:span text:style-name="T1">-0</text:span><text:span text:style-name="T9">2</text:span></text:p>
      <text:p text:style-name="P5">Titulo:<text:span text:style-name="T1"> </text:span><text:span text:style-name="T9">Multiplicar un número negativo de un positivo</text:span><text:span text:style-name="T4">.</text:span></text:p>
      <text:p text:style-name="P5">Objetivo: <text:span text:style-name="T1">Verificar que la calcula hace su correcto calculo.</text:span></text:p>
      <text:p text:style-name="P5">Preconcedidos: <text:span text:style-name="T18">La calculadora está operativa y en la pantalla de entrada. </text:span></text:p>
      <text:p text:style-name="P5"><text:span text:style-name="T18"/></text:p>
      <text:p text:style-name="P5">Entradas o datos de prueba:</text:p>
      <text:p text:style-name="P14">Número 1: <text:span text:style-name="T21">2</text:span></text:p>
      <text:p text:style-name="P14">Número 2: -<text:span text:style-name="T25">3</text:span></text:p>
      <text:p text:style-name="P5">Pasos de ejecución:</text:p>
      <text:p text:style-name="P19">1. Abrir la calculadora.</text:p>
      <text:p text:style-name="P14">2. Ingresar el primer numero.</text:p>
      <text:p text:style-name="P14">3. Seleccionar la operación <text:span text:style-name="T24">multiplicar</text:span>.</text:p>
      <text:p text:style-name="P14">4. Ingresar el segundo número.</text:p>
      <text:p text:style-name="P14">5. Presionar el resultado.</text:p>
      <text:p text:style-name="P5">Resultados esperados: <text:span text:style-name="T1">La calculadora deberá mostrar </text:span><text:span text:style-name="T6">l</text:span><text:span text:style-name="T9">a multiplicación de los números </text:span><text:span text:style-name="T10">y el resultado deberá de ser negativo</text:span><text:span text:style-name="T9"> (-6)</text:span><text:span text:style-name="T1">.</text:span></text:p>
      <text:p text:style-name="P5">Criterios de aceptación:<text:span text:style-name="T1"> La prueba se considera exitosa si el resultado de este ejemplo es</text:span><text:span text:style-name="T4"> -</text:span><text:span text:style-name="T9">6</text:span><text:span text:style-name="T1">. </text:span></text:p>
      <text:p text:style-name="P5">Postcondiciones<text:span text:style-name="T1">: Limpiar la pantalla para la siguiente prueba.</text:span></text:p>
      <text:p text:style-name="P15">----------------------------------------------------------------------------------------------------------------------</text:p>
      <text:p text:style-name="P6"/>
      <text:p text:style-name="P6"><text:soft-page-break/>ID: <text:span text:style-name="T1">TC-</text:span><text:span text:style-name="T9">MULTIPLICACIÓN</text:span><text:span text:style-name="T1">-0</text:span><text:span text:style-name="T11">3</text:span></text:p>
      <text:p text:style-name="P6">Titulo:<text:span text:style-name="T1"> </text:span><text:span text:style-name="T9">Multiplicar </text:span><text:span text:style-name="T11">un</text:span><text:span text:style-name="T9"> número </text:span><text:span text:style-name="T11">por cero</text:span><text:span text:style-name="T4">.</text:span></text:p>
      <text:p text:style-name="P6">Objetivo: <text:span text:style-name="T1">Verificar que la calcula hace su correcto calculo.</text:span></text:p>
      <text:p text:style-name="P6">Preconcedidos: <text:span text:style-name="T18">La calculadora está operativa y en la pantalla de entrada. </text:span></text:p>
      <text:p text:style-name="P6"><text:span text:style-name="T18"/></text:p>
      <text:p text:style-name="P6">Entradas o datos de prueba:</text:p>
      <text:p text:style-name="P15">Número 1: <text:span text:style-name="T21">2</text:span></text:p>
      <text:p text:style-name="P15">Número 2: <text:span text:style-name="T26">0</text:span></text:p>
      <text:p text:style-name="P6">Pasos de ejecución:</text:p>
      <text:p text:style-name="P19">1. Abrir la calculadora.</text:p>
      <text:p text:style-name="P15">2. Ingresar el primer numero.</text:p>
      <text:p text:style-name="P15">3. Seleccionar la operación <text:span text:style-name="T24">multiplicar</text:span>.</text:p>
      <text:p text:style-name="P15">4. Ingresar el segundo número.</text:p>
      <text:p text:style-name="P15">5. Presionar el resultado.</text:p>
      <text:p text:style-name="P6">Resultados esperados: <text:span text:style-name="T1">La calculadora deberá mostrar </text:span><text:span text:style-name="T6">l</text:span><text:span text:style-name="T9">a multiplicación de los números (</text:span><text:span text:style-name="T12">0</text:span><text:span text:style-name="T9">)</text:span><text:span text:style-name="T1">.</text:span></text:p>
      <text:p text:style-name="P6">Criterios de aceptación:<text:span text:style-name="T1"> La prueba se considera exitosa si el resultado de este ejemplo es </text:span><text:span text:style-name="T12">0</text:span><text:span text:style-name="T1">. </text:span></text:p>
      <text:p text:style-name="P6">Postcondiciones<text:span text:style-name="T1">: Limpiar la pantalla para la siguiente prueba.</text:span></text:p>
      <text:p text:style-name="P16">----------------------------------------------------------------------------------------------------------------------</text:p>
      <text:p text:style-name="P7">ID: <text:span text:style-name="T1">TC-</text:span><text:span text:style-name="T9">MULTIPLICACIÓN</text:span><text:span text:style-name="T1">-0</text:span><text:span text:style-name="T13">4</text:span></text:p>
      <text:p text:style-name="P7">Titulo:<text:span text:style-name="T1"> </text:span><text:span text:style-name="T9">Multiplicar dos números </text:span><text:span text:style-name="T13">extremos</text:span><text:span text:style-name="T4">.</text:span></text:p>
      <text:p text:style-name="P7">Objetivo: <text:span text:style-name="T1">Verificar que la calcula hace su correcto calculo.</text:span></text:p>
      <text:p text:style-name="P7">Preconcedidos: <text:span text:style-name="T18">La calculadora está operativa y en la pantalla de entrada. </text:span></text:p>
      <text:p text:style-name="P7"><text:span text:style-name="T18"/></text:p>
      <text:p text:style-name="P7">Entradas o datos de prueba:</text:p>
      <text:p text:style-name="P16">Número 1: <text:span text:style-name="T22">Integer.MAX_VALUE</text:span></text:p>
      <text:p text:style-name="P16">Número 2: <text:span text:style-name="T22">Integer.MINIMUN_VALUE</text:span></text:p>
      <text:p text:style-name="P7">Pasos de ejecución:</text:p>
      <text:p text:style-name="P19">1. Abrir la calculadora.</text:p>
      <text:p text:style-name="P16">2. Ingresar el primer numero.</text:p>
      <text:p text:style-name="P16">3. Seleccionar la operación <text:span text:style-name="T24">multiplicar</text:span>.</text:p>
      <text:p text:style-name="P16">4. Ingresar el segundo número.</text:p>
      <text:p text:style-name="P16">5. Presionar el resultado.</text:p>
      <text:p text:style-name="P7"><text:soft-page-break/>Resultados esperados: <text:span text:style-name="T1">La calculadora deberá mostrar </text:span><text:span text:style-name="T13">un error</text:span><text:span text:style-name="T1">.</text:span></text:p>
      <text:p text:style-name="P7">Criterios de aceptación:<text:span text:style-name="T1"> La prueba se considera exitosa si el resultado </text:span><text:span text:style-name="T13">muestra un error al usuario de que el resultado de esa multiplicación es demasiado grande para manejarla</text:span><text:span text:style-name="T1">. </text:span></text:p>
      <text:p text:style-name="P7">Postcondiciones<text:span text:style-name="T1">: Limpiar la pantalla para la siguiente prueba.</text:span></text:p>
      <text:p text:style-name="P17">----------------------------------------------------------------------------------------------------------------------</text:p>
      <text:p text:style-name="P8"/>
      <text:p text:style-name="P8">ID: <text:span text:style-name="T1">TC-</text:span><text:span text:style-name="T9">MULTIPLICACIÓN</text:span><text:span text:style-name="T1">-0</text:span><text:span text:style-name="T15">5</text:span></text:p>
      <text:p text:style-name="P8">Titulo:<text:span text:style-name="T1"> </text:span><text:span text:style-name="T9">Multiplicar </text:span><text:span text:style-name="T14">con entradas no válidas</text:span><text:span text:style-name="T4">.</text:span></text:p>
      <text:p text:style-name="P8">Objetivo: <text:span text:style-name="T1">Verificar que la calcula hace su correcto calculo.</text:span></text:p>
      <text:p text:style-name="P8">Preconcedidos: <text:span text:style-name="T18">La calculadora está operativa y en la pantalla de entrada. </text:span></text:p>
      <text:p text:style-name="P8"><text:span text:style-name="T18"/></text:p>
      <text:p text:style-name="P8">Entradas o datos de prueba:</text:p>
      <text:p text:style-name="P17">Número 1: <text:span text:style-name="T27">7</text:span></text:p>
      <text:p text:style-name="P17">Número 2: !</text:p>
      <text:p text:style-name="P8">Pasos de ejecución:</text:p>
      <text:p text:style-name="P19">1. Abrir la calculadora.</text:p>
      <text:p text:style-name="P17">2. Ingresar el primer numero.</text:p>
      <text:p text:style-name="P17">3. Seleccionar la operación <text:span text:style-name="T24">multiplicar</text:span>.</text:p>
      <text:p text:style-name="P17">4. Ingresar el segundo número.</text:p>
      <text:p text:style-name="P17">5. Presionar el resultado.</text:p>
      <text:p text:style-name="P8">Resultados esperados: <text:span text:style-name="T1">La calculadora deberá mostrar </text:span><text:span text:style-name="T14">un error</text:span><text:span text:style-name="T1">.</text:span></text:p>
      <text:p text:style-name="P8">Criterios de aceptación:<text:span text:style-name="T1"> La prueba se considera exitosa si el resultado de este ejemplo </text:span><text:span text:style-name="T14">muestra un error donde indique que la calculadora no puede multiplicar números no validos</text:span><text:span text:style-name="T1">. </text:span></text:p>
      <text:p text:style-name="P8">Postcondiciones<text:span text:style-name="T1">: Limpiar la pantalla para la siguiente prueba.</text:span></text:p>
      <text:p text:style-name="P18">----------------------------------------------------------------------------------------------------------------------</text:p>
      <text:p text:style-name="P9"/>
      <text:p text:style-name="P9">ID: <text:span text:style-name="T1">TC-</text:span><text:span text:style-name="T16">DIVISION</text:span><text:span text:style-name="T1">-0</text:span><text:span text:style-name="T16">1</text:span></text:p>
      <text:p text:style-name="P9">Titulo:<text:span text:style-name="T1"> </text:span><text:span text:style-name="T16">Dividir un número positivo entre otro positivo</text:span><text:span text:style-name="T4">.</text:span></text:p>
      <text:p text:style-name="P9">Objetivo: <text:span text:style-name="T1">Verificar que la calcula hace su correcto calculo.</text:span></text:p>
      <text:p text:style-name="P9">Preconcedidos: <text:span text:style-name="T18">La calculadora está operativa y en la pantalla de entrada. </text:span></text:p>
      <text:p text:style-name="P9"><text:span text:style-name="T18"/></text:p>
      <text:p text:style-name="P9"><text:span text:style-name="T18"/></text:p>
      <text:p text:style-name="P9"><text:soft-page-break/>Entradas o datos de prueba:</text:p>
      <text:p text:style-name="P18">Número 1: <text:span text:style-name="T28">6</text:span></text:p>
      <text:p text:style-name="P18">Número 2: <text:span text:style-name="T28">2</text:span></text:p>
      <text:p text:style-name="P9">Pasos de ejecución:</text:p>
      <text:p text:style-name="P19">1. Abrir la calculadora.</text:p>
      <text:p text:style-name="P18">2. Ingresar el primer numero.</text:p>
      <text:p text:style-name="P18">3. Seleccionar la operación <text:span text:style-name="T28">dividir</text:span>.</text:p>
      <text:p text:style-name="P18">4. Ingresar el segundo número.</text:p>
      <text:p text:style-name="P18">5. Presionar el resultado.</text:p>
      <text:p text:style-name="P9">Resultados esperados: <text:span text:style-name="T1">La calculadora deberá mostrar </text:span><text:span text:style-name="T17">la división de los números (3)</text:span><text:span text:style-name="T1">.</text:span></text:p>
      <text:p text:style-name="P9">Criterios de aceptación:<text:span text:style-name="T1"> La prueba se considera exitosa si el resultado de este ejemplo </text:span><text:span text:style-name="T17">da 3</text:span><text:span text:style-name="T1">. </text:span></text:p>
      <text:p text:style-name="P9">Postcondiciones<text:span text:style-name="T1">: Limpiar la pantalla para la siguiente prueba.</text:span></text:p>
      <text:p text:style-name="P19">----------------------------------------------------------------------------------------------------------------------</text:p>
      <text:p text:style-name="P20"/>
      <text:p text:style-name="P20">ID: <text:span text:style-name="T1">TC-</text:span><text:span text:style-name="T16">DIVISION</text:span><text:span text:style-name="T1">-0</text:span><text:span text:style-name="T17">2</text:span></text:p>
      <text:p text:style-name="P20">Titulo:<text:span text:style-name="T1"> </text:span><text:span text:style-name="T16">Dividir un número positivo entre </text:span><text:span text:style-name="T17">un número negativo</text:span><text:span text:style-name="T4">.</text:span></text:p>
      <text:p text:style-name="P20">Objetivo: <text:span text:style-name="T1">Verificar que la calcula hace su correcto calculo.</text:span></text:p>
      <text:p text:style-name="P20">Preconcedidos: <text:span text:style-name="T18">La calculadora está operativa y en la pantalla de entrada. </text:span></text:p>
      <text:p text:style-name="P20"><text:span text:style-name="T18"/></text:p>
      <text:p text:style-name="P20"><text:span text:style-name="T18"/></text:p>
      <text:p text:style-name="P20">Entradas o datos de prueba:</text:p>
      <text:p text:style-name="P19">Número 1: <text:span text:style-name="T28">6</text:span></text:p>
      <text:p text:style-name="P19">Número 2: -<text:span text:style-name="T28">2</text:span></text:p>
      <text:p text:style-name="P20">Pasos de ejecución:</text:p>
      <text:p text:style-name="P19">1. Abrir la calculadora.</text:p>
      <text:p text:style-name="P19">2. Ingresar el primer numero.</text:p>
      <text:p text:style-name="P19">3. Seleccionar la operación <text:span text:style-name="T28">dividir</text:span>.</text:p>
      <text:p text:style-name="P19">4. Ingresar el segundo número.</text:p>
      <text:p text:style-name="P19">5. Presionar el resultado.</text:p>
      <text:p text:style-name="P20">Resultados esperados: <text:span text:style-name="T1">La calculadora deberá mostrar </text:span><text:span text:style-name="T17">la división de los números (-3)</text:span><text:span text:style-name="T1">.</text:span></text:p>
      <text:p text:style-name="P20">Criterios de aceptación:<text:span text:style-name="T1"> La prueba se considera exitosa si el resultado de este ejemplo </text:span><text:span text:style-name="T17">da -3</text:span><text:span text:style-name="T1">. </text:span></text:p>
      <text:p text:style-name="P20">Postcondiciones<text:span text:style-name="T1">: Limpiar la pantalla para la siguiente prueba.</text:span></text:p>
      <text:p text:style-name="P19"><text:soft-page-break/>----------------------------------------------------------------------------------------------------------------------</text:p>
      <text:p text:style-name="P20"/>
      <text:p text:style-name="P20">ID: <text:span text:style-name="T1">TC-</text:span><text:span text:style-name="T16">DIVISION</text:span><text:span text:style-name="T1">-0</text:span><text:span text:style-name="T17">3</text:span></text:p>
      <text:p text:style-name="P20">Titulo:<text:span text:style-name="T1"> </text:span><text:span text:style-name="T16">Dividir un número </text:span><text:span text:style-name="T17">entre uno</text:span><text:span text:style-name="T4">.</text:span></text:p>
      <text:p text:style-name="P20">Objetivo: <text:span text:style-name="T1">Verificar que la calcula hace su correcto calculo.</text:span></text:p>
      <text:p text:style-name="P20">Preconcedidos: <text:span text:style-name="T18">La calculadora está operativa y en la pantalla de entrada. </text:span></text:p>
      <text:p text:style-name="P20"><text:span text:style-name="T18"/></text:p>
      <text:p text:style-name="P20"><text:span text:style-name="T18"/></text:p>
      <text:p text:style-name="P20">Entradas o datos de prueba:</text:p>
      <text:p text:style-name="P19">Número 1: <text:span text:style-name="T28">6</text:span></text:p>
      <text:p text:style-name="P19">Número 2: <text:span text:style-name="T29">1</text:span></text:p>
      <text:p text:style-name="P20">Pasos de ejecución:</text:p>
      <text:p text:style-name="P19">1. Abrir la calculadora.</text:p>
      <text:p text:style-name="P19">2. Ingresar el primer numero.</text:p>
      <text:p text:style-name="P19">3. Seleccionar la operación <text:span text:style-name="T28">dividir</text:span>.</text:p>
      <text:p text:style-name="P19">4. Ingresar el segundo número.</text:p>
      <text:p text:style-name="P19">5. Presionar el resultado.</text:p>
      <text:p text:style-name="P20">Resultados esperados: <text:span text:style-name="T1">La calculadora deberá mostrar </text:span><text:span text:style-name="T17">un la division de los numeros (6)</text:span><text:span text:style-name="T1">.</text:span></text:p>
      <text:p text:style-name="P20">Criterios de aceptación:<text:span text:style-name="T1"> La prueba se considera exitosa si el resultado de este ejemplo </text:span><text:span text:style-name="T17">es igual a 6</text:span><text:span text:style-name="T1">. </text:span></text:p>
      <text:p text:style-name="P20">Postcondiciones<text:span text:style-name="T1">: Limpiar la pantalla para la siguiente prueba.</text:span></text:p>
      <text:p text:style-name="P19">----------------------------------------------------------------------------------------------------------------------</text:p>
      <text:p text:style-name="P20"/>
      <text:p text:style-name="P20">ID: <text:span text:style-name="T1">TC-</text:span><text:span text:style-name="T16">DIVISION</text:span><text:span text:style-name="T1">-0</text:span><text:span text:style-name="T17">4</text:span></text:p>
      <text:p text:style-name="P20">Titulo:<text:span text:style-name="T1"> </text:span><text:span text:style-name="T16">Dividir un número </text:span><text:span text:style-name="T17">entre cero</text:span><text:span text:style-name="T4">.</text:span></text:p>
      <text:p text:style-name="P20">Objetivo: <text:span text:style-name="T1">Verificar que la calcula hace su correcto calculo.</text:span></text:p>
      <text:p text:style-name="P20">Preconcedidos: <text:span text:style-name="T18">La calculadora está operativa y en la pantalla de entrada. </text:span></text:p>
      <text:p text:style-name="P20"><text:span text:style-name="T18"/></text:p>
      <text:p text:style-name="P20"><text:span text:style-name="T18"/></text:p>
      <text:p text:style-name="P20">Entradas o datos de prueba:</text:p>
      <text:p text:style-name="P19">Número 1: <text:span text:style-name="T28">6</text:span></text:p>
      <text:p text:style-name="P19">Número 2: <text:span text:style-name="T29">0</text:span></text:p>
      <text:p text:style-name="P20">Pasos de ejecución:</text:p>
      <text:p text:style-name="P19"><text:soft-page-break/>1. Abrir la calculadora.</text:p>
      <text:p text:style-name="P19">2. Ingresar el primer numero.</text:p>
      <text:p text:style-name="P19">3. Seleccionar la operación <text:span text:style-name="T28">dividir</text:span>.</text:p>
      <text:p text:style-name="P19">4. Ingresar el segundo número.</text:p>
      <text:p text:style-name="P19">5. Presionar el resultado.</text:p>
      <text:p text:style-name="P20">Resultados esperados: <text:span text:style-name="T1">La calculadora deberá mostrar </text:span><text:span text:style-name="T17">un error</text:span><text:span text:style-name="T1">.</text:span></text:p>
      <text:p text:style-name="P20">Criterios de aceptación:<text:span text:style-name="T1"> La prueba se considera exitosa si el resultado de este ejemplo </text:span><text:span text:style-name="T17">da un error tipo </text:span><text:span text:style-name="T1">aritmética.</text:span></text:p>
      <text:p text:style-name="P20">Postcondiciones<text:span text:style-name="T1">: Limpiar la pantalla para la siguiente prueba.</text:span></text:p>
      <text:p text:style-name="P19">----------------------------------------------------------------------------------------------------------------------</text:p>
      <text:p text:style-name="P20">ID: <text:span text:style-name="T1">TC-</text:span><text:span text:style-name="T16">DIVISION</text:span><text:span text:style-name="T1">-0</text:span><text:span text:style-name="T17">5</text:span></text:p>
      <text:p text:style-name="P20">Titulo:<text:span text:style-name="T1"> </text:span><text:span text:style-name="T16">Divi</text:span><text:span text:style-name="T17">sión con entradas no validas</text:span><text:span text:style-name="T4">.</text:span></text:p>
      <text:p text:style-name="P20">Objetivo: <text:span text:style-name="T1">Verificar que la calcula hace su correcto calculo.</text:span></text:p>
      <text:p text:style-name="P20">Preconcedidos: <text:span text:style-name="T18">La calculadora está operativa y en la pantalla de entrada. </text:span></text:p>
      <text:p text:style-name="P20"><text:span text:style-name="T18"/></text:p>
      <text:p text:style-name="P20"><text:span text:style-name="T18"/></text:p>
      <text:p text:style-name="P20">Entradas o datos de prueba:</text:p>
      <text:p text:style-name="P19">Número 1: <text:span text:style-name="T29">5</text:span></text:p>
      <text:p text:style-name="P19">Número 2: %</text:p>
      <text:p text:style-name="P20">Pasos de ejecución:</text:p>
      <text:p text:style-name="P19">1. Abrir la calculadora.</text:p>
      <text:p text:style-name="P19">2. Ingresar el primer numero.</text:p>
      <text:p text:style-name="P19">3. Seleccionar la operación <text:span text:style-name="T28">dividir</text:span>.</text:p>
      <text:p text:style-name="P19">4. Ingresar el segundo número.</text:p>
      <text:p text:style-name="P19">5. Presionar el resultado.</text:p>
      <text:p text:style-name="P20">Resultados esperados: <text:span text:style-name="T1">La calculadora deberá mostrar </text:span><text:span text:style-name="T17">un error</text:span><text:span text:style-name="T1">.</text:span></text:p>
      <text:p text:style-name="P20">Criterios de aceptación:<text:span text:style-name="T1"> La prueba se considera exitosa si el resultado de este ejemplo </text:span><text:span text:style-name="T17">da un error de sintaxis.</text:span></text:p>
      <text:p text:style-name="P20">Postcondiciones<text:span text:style-name="T1">: Limpiar la pantalla para la siguiente prueba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ans Pro" svg:font-family="'Source Sans Pro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" style:family="paragraph">
      <style:paragraph-properties fo:text-align="start" style:justify-single-word="false"/>
      <style:text-properties fo:color="#000000" loext:opacity="100%" style:font-name="Source Sans Pro" fo:font-family="'Source Sans Pro'" style:font-family-generic="roman" style:font-pitch="variable" fo:font-size="12pt"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2T16:17:00</meta:creation-date>
    <dc:date>2025-11-05T21:05:44.493000000</dc:date>
    <meta:editing-duration>PT50M8S</meta:editing-duration>
    <meta:editing-cycles>17</meta:editing-cycles>
    <meta:generator>LibreOffice/24.2.3.2$Windows_X86_64 LibreOffice_project/433d9c2ded56988e8a90e6b2e771ee4e6a5ab2ba</meta:generator>
    <meta:document-statistic meta:table-count="0" meta:image-count="0" meta:object-count="0" meta:page-count="12" meta:paragraph-count="340" meta:word-count="2110" meta:character-count="15703" meta:non-whitespace-character-count="13889"/>
  </office:meta>
</office:document-meta>
</file>